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utEvaluationTests.getAnd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PutEvalu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vice.getOrPut( Object id ,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utEvaluationTests.mutualGetPutEx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ervice.getAndPut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impl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utEvaluationTest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